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4" style:family="text">
      <style:text-properties fo:font-size="12pt" fo:language="pl" fo:country="PL" fo:font-style="normal" style:font-size-asian="12pt" style:font-style-asian="normal" style:font-size-complex="12pt" style:font-style-complex="normal"/>
    </style:style>
    <style:style style:name="T5" style:family="text">
      <style:text-properties fo:font-size="12pt" fo:language="pl" fo:country="PL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6" style:family="text">
      <style:text-properties fo:font-size="12pt" fo:language="pl" fo:country="P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eksy Barcz<text:tab/><text:tab/><text:tab/><text:tab/><text:tab/><text:tab/><text:tab/><text:tab/><text:tab/><text:tab/><text:tab/>Warszawa,</text:p>
      <text:p text:style-name="P6">Marcin Harasimczuk<text:tab/><text:tab/><text:tab/><text:tab/><text:tab/><text:tab/><text:tab/><text:tab/><text:tab/><text:tab/>28.03.201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Projektowanie urządzeń cyfrowych</text:span> </text:p>
      <text:p text:style-name="P1">Dokumentacja projektu - etap I</text:p>
      <text:p text:style-name="P1"/>
      <text:p text:style-name="P2">Zadanie 11L - 14D</text:p>
      <text:p text:style-name="P1">Układ FPGA przesyłający liczby w formacie ZDDD z klawiatury PS/2 na drukarkę LP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list xml:id="list43260142" text:style-name="L1">
        <text:list-item>
          <text:p text:style-name="P9"><text:soft-page-break/>Treść zadania</text:p>
          <text:p text:style-name="P11">Zaprojektować w języku AHDL moduły INP(0) (wejściowe łącze klawiatury PS/2 - klawisze znakowe) i OUT(0) (wyjściowe łącze równoległe LPT) plus moduł umożliwiający wyprowadzanie na łącze wyjściowe danych odbieranych z łącza wejściowego. Dane wejściowe i wyjściowe w postaci 4 znaków ASCII, ZDDD wyznaczających wartość dziesiętną DDD ze znakiem Z słowa 8-bitowego reprezentującego liczbę w kodzie U2 (bez błędów). Moduły powinny być zaprojektowane jako niezależne elementy współpracujące ze sobą za pośrednictwem wewnętrznej szyny systemowej.</text:p>
          <text:p text:style-name="P11"/>
        </text:list-item>
        <text:list-item>
          <text:p text:style-name="P13">Założenia projektowe</text:p>
          <text:list>
            <text:list-item>
              <text:p text:style-name="P11">sygnały szyny systemowej: WR, RD, IORQ, WAIT są aktywne poziomem niskim</text:p>
            </text:list-item>
            <text:list-item>
              <text:p text:style-name="P11">w związku z korzystaniem z AHDL'a na tym etapie projektu nie korzystaliśmy z linii trójstanowych</text:p>
            </text:list-item>
            <text:list-item>
              <text:p text:style-name="P11">moduł INP, po otrzymaniu rozkazu odczytu liczby, wystawia sygnał WAIT do czasu odebrania znaków ZDDD z klawiatury, dopiero wtedy wystawia pojedynczą liczbę U2 na linie danych szyny i zwalnia sygnał WAIT</text:p>
            </text:list-item>
            <text:list-item>
              <text:p text:style-name="P11">moduł OUT po otrzymaniu rozkazu wydruku liczby, wystawia sygnał WAIT, odczytuje z linii danych liczbę w kodzie U2, konwertuje ją ciąg ZDDD znaków ASCII i drukuje znak po znaku, po czym zwalnia sygnał WAIT</text:p>
            </text:list-item>
            <text:list-item>
              <text:p text:style-name="P11">ponieważ korzystamy tylko ze znaków 0..9, '+', '-' z klawiatury znakowej, uznajemy wciśnięcie klawisza '=/+' za znak '+', bez konieczności używania klawisza SHIFT</text:p>
            </text:list-item>
            <text:list-item>
              <text:p text:style-name="P11">kody klawiszy są wczytywane w momencie puszczenia klawisza (BREAK CODE), zakładamy że drukarka korzysta z zestawu 2 scan code'ów.</text:p>
              <text:p text:style-name="P11"/>
            </text:list-item>
          </text:list>
        </text:list-item>
        <text:list-item>
          <text:p text:style-name="P13">Schemat blokowy (:TODO:)</text:p>
          <text:p text:style-name="P13"/>
        </text:list-item>
        <text:list-item>
          <text:p text:style-name="P13">Moduł IN - łącze wejściowe PS/2</text:p>
          <text:list>
            <text:list-item>
              <text:p text:style-name="P11"><text:span text:style-name="T9">Poziom fizyczny komunikacji z łączem PS/2</text:span> <text:s text:c="75"/></text:p>
              <text:p text:style-name="P11">Do komunikacj z łączem wykorzystano moduł KB_PS2 systemu SML3. </text:p>
              <text:p text:style-name="P11">Kontroler PS/2 odbiera z portu modułu KB_PS2 2 sygnały - Clock i Data, są one wprowadzane na port 4 układu FPGA SML3. </text:p>
            </text:list-item>
          </text:list>
        </text:list-item>
      </text:list>
      <text:p text:style-name="P12"/>
      <text:list xml:id="list43693974" text:continue-numbering="true" text:style-name="L1">
        <text:list-item>
          <text:list>
            <text:list-item>
              <text:p text:style-name="P14">Moduł PS2_IN</text:p>
              <text:p text:style-name="P11">Moduł ten implementuje dwa automaty, które obsługują komunikację między szyną systemową a łączem PS/2, dodatkowo realizuje synchonizację syngałów Clock i Data z łącza PS/2 z zegarem systemowym wprowadzając te sygnały na wejścia podwójnych zmiennych typu DFF rezydujących w tym module. W projekcie wstępnym przewidywano realizację odszumiania ( eliminację krótkich zakłóceń na łączu PS/2 ), ale </text:p>
              <text:p text:style-name="P11">wstępne testy udowodniły, że nie jest ona potrzebna do prawidłowej pracy klawiatury.</text:p>
            </text:list-item>
          </text:list>
        </text:list-item>
      </text:list>
      <text:p text:style-name="P7"/>
      <text:list xml:id="list43681077" text:continue-numbering="true" text:style-name="L1">
        <text:list-item>
          <text:list>
            <text:list-item>
              <text:list>
                <text:list-item>
                  <text:p text:style-name="P11">Automat AUT_PS2 - Próbukuje zmienne DFF_1_PS2_CLK i DFF_2_PS2_CLK w celu wykrycia zboczy opadających zegara i buduje ramkę wprowadzając do niej kolejno odbierane bity pojawiające się na wyjściu zmiennej DFF_2_PS2_DATA. Odebranie ramki sygnalizuje sygnałem PS2_BYTE_READY w stanie wysokim.</text:p>
                </text:list-item>
                <text:list-item>
                  <text:p text:style-name="P11">Automat AUT_PS2_BUS - Oczekuje na rozkaz odczytu danych, następnie generuje sygnał wait obniżając wyjście zmiennej SIG_WAIT. Oczekuje na kolejne bajty danych odbierane przez automat AUT_PS2. Sprawdza czy odebrany <text:s/>bajt danych to Scancode 0xF0 co pozwala mu przypuszczać, że następny odebrany bajt będzie Scancodem puszczanego klawisza. Po otrzymaniu 4 bajtów (ZDDD) wydłuża sygnał </text:p>
                  <text:p text:style-name="P11">sygnał SIG_WAIT przez 20 taktów zegara po czym zwalnia go i oczekuje na odczyt danych z szyny systemowej przez moduł nadrzędny.</text:p>
                </text:list-item>
              </text:list>
            </text:list-item>
          </text:list>
        </text:list-item>
      </text:list>
      <text:p text:style-name="P7"/>
      <text:list xml:id="list43685431" text:continue-numbering="true" text:style-name="L1">
        <text:list-item>
          <text:list>
            <text:list-item>
              <text:p text:style-name="P14"><text:soft-page-break/>Moduł SC_TO_U2</text:p>
              <text:p text:style-name="P11">Moduł ten realizuje konwersje wejściowych bajtów ZDDD w postaci Scancode'a na wyjściowy bajt U2_LS w postaci kodu U2. </text:p>
              <text:p text:style-name="P11"/>
            </text:list-item>
            <text:list-item>
              <text:p text:style-name="P14">Moduł SC_TO BCD</text:p>
              <text:p text:style-name="P11">Jest to moduł pomocniczy - dekoder Scancode-BCD, zrealizowany w postaci tablicowej, tłumaczy wprowadzony Scancode ( klawiatura znakowa: 1,2,..,9,0,-,=) na odpowiedni kod BCD. </text:p>
              <text:p text:style-name="P11"><text:span text:style-name="T8">Uwagi: </text:span>Według założenia projektowego nie korzystamy z przycisku SHIFT, więc znak "+" to po prostu "=".</text:p>
            </text:list-item>
          </text:list>
        </text:list-item>
      </text:list>
      <text:p text:style-name="P7"/>
      <text:list xml:id="list43700483" text:continue-numbering="true" text:style-name="L1">
        <text:list-item>
          <text:p text:style-name="P13">Moduł OUT - łącze wyjściowe LPT</text:p>
          <text:list>
            <text:list-item>
              <text:p text:style-name="P14">Format danych wyjściowych na drukarkę</text:p>
              <text:p text:style-name="P11">Pojedyncza zdekodowana liczba jest przesyłana na drukarkę jako ciąg znaków ASCII:</text:p>
              <text:p text:style-name="P11">CR, Z, D2, D1, D0, LF. Taka kolejność, gwarantująca przejście głowicy drukującej do następnej linii i cofnięcie jej do pozycji początkowej, została uzyskana metodą prób i błędów, po zauważeniu że kombinacje zawierające CR i LF lub LF i CR po znakach ZDDD nie dają właściwych rezultatów na drukarce. Zrezygnowano z opcji AutoFeed, gdyż nie dawała właściwych rezultatów.</text:p>
              <text:p text:style-name="P11"/>
            </text:list-item>
            <text:list-item>
              <text:p text:style-name="P14">Poziom fizyczny komunikacji z drukarką</text:p>
              <text:p text:style-name="P15">Do komunikacji z drukarką wykorzystano moduł 235_DB25 SML.</text:p>
              <text:p text:style-name="P15">Kontroler drukarki komunikuje się z drukarką przy użyciu trzech portów:</text:p>
              <text:list>
                <text:list-item>
                  <text:p text:style-name="P15">LSTAT[8] (WE, SV4)- sygnały stanu drukarki: </text:p>
                  <text:list>
                    <text:list-item>
                      <text:p text:style-name="P15">BUSY - drukarka zajęta (sygnalizacja poziomem wysokim)</text:p>
                    </text:list-item>
                    <text:list-item>
                      <text:p text:style-name="P15">Select - poziom wysoki oznacza, że drukarka jest logicznie połączona z układem</text:p>
                    </text:list-item>
                    <text:list-item>
                      <text:p text:style-name="P15">PaperError - poziom wysoki sygnalizuje wyczerpanie się papieru</text:p>
                    </text:list-item>
                    <text:list-item>
                      <text:p text:style-name="P15">nFault - poziom niski sygnalizuje błąd drukarki</text:p>
                    </text:list-item>
                  </text:list>
                  <text:p text:style-name="P15">Stan sygnałów: (Select=1, PaperError=0, nFault=1) jest dekodowany jako sygnał gotowości drukarki. Sygnał nACK nie jest wykorzystywany w układzie.</text:p>
                </text:list-item>
                <text:list-item>
                  <text:p text:style-name="P15">LCTRL[8] (WY, SV3) - sygnały sterujące pracą drukarki. Wykorzystywane sygnały:</text:p>
                  <text:list>
                    <text:list-item>
                      <text:p text:style-name="P15">STROBE - sygnał strobu wydruku</text:p>
                    </text:list-item>
                    <text:list-item>
                      <text:p text:style-name="P15">nSelIn - sygnał wyboru urządzenia, stale 0</text:p>
                    </text:list-item>
                    <text:list-item>
                      <text:p text:style-name="P15">nAutoFeed - automatyczne dołączanie znaku LF po CR, stale 1 (nieaktywne)</text:p>
                    </text:list-item>
                    <text:list-item>
                      <text:p text:style-name="P15">nInit - wykonanie procedury inicjalizującej drukarki, stale 1 (nieaktywne)</text:p>
                    </text:list-item>
                  </text:list>
                </text:list-item>
                <text:list-item>
                  <text:p text:style-name="P15">LDATA[8] (WY, SV5) - linie danych portu LPT</text:p>
                </text:list-item>
              </text:list>
              <text:p text:style-name="P15">Wydruk pojedynczego znaku przebiega następująco (graf nr xx :TODO:):</text:p>
              <text:list text:continue-numbering="true">
                <text:list-item>
                  <text:p text:style-name="P15">kontroler LPT wystawia na linie LDATA[] 8bitowy kod znaku ASCII</text:p>
                </text:list-item>
                <text:list-item>
                  <text:p text:style-name="P19"><text:span text:style-name="T2">kontroler opuszcza sygnał STROBE na czas 0,5</text:span><text:span text:style-name="T3">µ</text:span><text:span text:style-name="T4">s (minimalny czas wymagany w standardzie, podczas testów okazał się wystarczający)</text:span></text:p>
                </text:list-item>
                <text:list-item>
                  <text:p text:style-name="P16">drukarka podnosi sygnał BUSY na czas wydruku</text:p>
                </text:list-item>
                <text:list-item>
                  <text:p text:style-name="P16">drukarka opuszcza sygnał BUSY, kontroler kończy cykl wydruku znaku, wraca do stanu początkowego</text:p>
                </text:list-item>
              </text:list>
              <text:p text:style-name="P16">Sygnały LDATA oraz STROBE są synchronizowane, a w trakcie resetu urządzenia, sygnał STROBE ustawiany jest w stan wysoki, aby nie doszło do przypadkowego wydruku.</text:p>
              <text:list text:continue-numbering="true">
                <text:list-header>
                  <text:p text:style-name="P16"/>
                </text:list-header>
              </text:list>
            </text:list-item>
            <text:list-item>
              <text:p text:style-name="P19"><text:span text:style-name="T5">Komunikacja z szyną i ogólny schemat działania OUT</text:span><text:span text:style-name="T4"> (graf nr xx :TODO:)</text:span></text:p>
              <text:p text:style-name="P16">Po zdekodowaniu rozkazu wydruku, kontroler wystawia sygnał WAIT, po czym wczytuje liczbę w kodzie U2 z linii danych szyny systemowej, dekoduje ją do formatu ZDDD (ASCII) i rozpoczyna wydruk, zlecając wydruk kolejnych znaków <text:soft-page-break/>wewnętrznemu automatowi kontrolującemu komunikację z drukarką. Po zakończeniu wydruku, sygnał WAIT jest wycofywany i kontroler czeka na wycofanie się rozkazu wydruku z szyny systemowej - gdy to nastąpi, wraca do stanu początkowego.</text:p>
              <text:p text:style-name="P16">Sygnał WAIT jest synchronizowany, dla uniknięcia szpilenia, a w trakcie resetu ustawiany jest w stan wysoki.</text:p>
              <text:p text:style-name="P16"/>
            </text:list-item>
            <text:list-item>
              <text:p text:style-name="P18">Dekodowanie liczby w kodzie U2 do postaci kodów ASCII: ZDDD</text:p>
              <text:p text:style-name="P16">Dekodowanie zostało zaimplementowane jako układ kombinacyjny, ustalający znak liczby na podstawie najbardziej znaczącego bitu oraz wyznaczający wartość kolejnych cyfr przy użyciu czterech 8bitowych (dwucyfrowych) sumatorów liczb w kodzie BCD (wykorzystano zmodyfikowany kod z wykładu). Kolejne sumowania to:</text:p>
              <text:list>
                <text:list-item>
                  <text:p text:style-name="P16">S0 = bit3(8) + (bit2,bit1,bit0)</text:p>
                </text:list-item>
                <text:list-item>
                  <text:p text:style-name="P16">S1 = bit4(16) + S0</text:p>
                </text:list-item>
                <text:list-item>
                  <text:p text:style-name="P16">S2 = bit5(32) + S1</text:p>
                </text:list-item>
                <text:list-item>
                  <text:p text:style-name="P16">S3 = bit6(64) + S2</text:p>
                  <text:p text:style-name="P16"/>
                </text:list-item>
              </text:list>
            </text:list-item>
            <text:list-item>
              <text:p text:style-name="P18">Symulacja działania kontrolera OUT</text:p>
              <text:p text:style-name="P16">Na dołączonym zrzucie ekranu (<text:span text:style-name="T8">Symulacja 2</text:span>) znajduje się pełny przebieg symulacji pojedynczego cyklu działania kontrolera: zdekodowanie rozkazu wydruku, odebranie i wydruk liczby w kodzie BCD. </text:p>
            </text:list-item>
          </text:list>
        </text:list-item>
      </text:list>
      <text:p text:style-name="P8"/>
      <text:list xml:id="list43680999" text:continue-numbering="true" text:style-name="L1">
        <text:list-item>
          <text:p text:style-name="P17">Moduł zarządzający całością układu</text:p>
          <text:list>
            <text:list-item>
              <text:p text:style-name="P20"><text:span text:style-name="T6">Sposób działania</text:span><text:span text:style-name="T7"><text:line-break/>Zaimplementowany układ sterujący szyną systemową cyklicznie wystawia rozkaz odczytu liczby z modułu PS/2, a po jej otrzymaniu (i zwolnieniu przez moduł sygnału WAIT), wycofuje sygnały z szyny i wystawia rozkaz wydruku odebranej liczby. Po zakończeniu wydruku, wraca do stanu początkowego i rozpoczyna kolejny cykl pobranie-&gt;wydruk.<text:line-break/>Możliwe jest rozpoczynanie kolejnych cykli pracy przy użyciu przełącznika SW1, aktualnie ta opcja jest wyłączona i układ po zakończeniu cyklu automatycznie rozpoczyna następny cykl (graf xx :TODO:)</text:span></text:p>
              <text:p text:style-name="P16">W związku z niekorzystaniem z sygnałów trójstanowych i dwukierunkowych, sygnały WAIT oraz D zostały rozdzielone dla modułu LPT i PS/2.</text:p>
              <text:p text:style-name="P16"/>
            </text:list-item>
            <text:list-item>
              <text:p text:style-name="P18">Sterowanie pracą układu</text:p>
              <text:list>
                <text:list-item>
                  <text:p text:style-name="P16">przełącznik SW3 służy do resetowania układu (ciągły reset gdy przełącznik jest w położeniu niskim)</text:p>
                </text:list-item>
              </text:list>
              <text:p text:style-name="P18"/>
            </text:list-item>
            <text:list-item>
              <text:p text:style-name="P18">Sygnalizacja na diodach</text:p>
              <text:p text:style-name="P16">Górny rząd diod:</text:p>
              <text:list>
                <text:list-item>
                  <text:p text:style-name="P16">dioda pierwsza od lewej (7) świecąc sygnalizuje gotowość drukarki do pracy (sygnał wyprowadzony z kontrolera OUT)</text:p>
                </text:list-item>
                <text:list-item>
                  <text:p text:style-name="P16">dioda druga od lewej sygnalizuje oczekiwanie układu na dane z klawiatury (sygnał WAIT)</text:p>
                </text:list-item>
                <text:list-item>
                  <text:p text:style-name="P16">diody 2,1,0 służą do wyświetlania stanu układu (graf zz :TODO:)</text:p>
                </text:list-item>
              </text:list>
              <text:p text:style-name="P16">Dolny rząd diod:</text:p>
              <text:list text:continue-numbering="true">
                <text:list-item>
                  <text:p text:style-name="P16">świecenie diod 3,2,1,0 sygnalizuje odebranie kolejnych znaków przez moduł INP (sygnał wyprowadzony z kontrolera PS/2) - liczba świecących się diod oznacza ilość odebranych znaków.</text:p>
                  <text:p text:style-name="P16"/>
                </text:list-item>
              </text:list>
            </text:list-item>
          </text:list>
        </text:list-item>
        <text:list-item>
          <text:p text:style-name="P17">Grafy</text:p>
          <text:p text:style-name="P17"/>
        </text:list-item>
        <text:list-item>
          <text:p text:style-name="P17"><text:soft-page-break/>Zrzuty ekranu z symulacji</text:p>
          <text:p text:style-name="P17"/>
        </text:list-item>
        <text:list-item>
          <text:p text:style-name="P17">Listingi</text:p>
          <text:p text:style-name="P16">Struktura programu:</text:p>
          <text:p text:style-name="P16">PS2_LPT_TRANSMITTER (moduł nadrzędny)</text:p>
          <text:list>
            <text:list-item>
              <text:list>
                <text:list-item>
                  <text:p text:style-name="P16">PS2_IN</text:p>
                  <text:list>
                    <text:list-item>
                      <text:p text:style-name="P16">SC_TO_U2</text:p>
                      <text:list>
                        <text:list-item>
                          <text:p text:style-name="P16">SC_TO_BCD</text:p>
                        </text:list-item>
                      </text:list>
                    </text:list-item>
                  </text:list>
                </text:list-item>
                <text:list-item>
                  <text:p text:style-name="P16">LPT_OUT</text:p>
                  <text:list>
                    <text:list-item>
                      <text:p text:style-name="P16">U2_TO_ASCII</text:p>
                      <text:list>
                        <text:list-item>
                          <text:p text:style-name="P16">bcd_sumator</text:p>
                          <text:list>
                            <text:list-item>
                              <text:p text:style-name="P16">bcd_blok</text:p>
                            </text:list-item>
                          </text:list>
                        </text:list-item>
                      </text:list>
                      <text:p text:style-name="P16"/>
                    </text:list-item>
                  </text:list>
                </text:list-item>
              </text:list>
              <text:p text:style-name="P16"/>
            </text:list-item>
          </text:list>
          <text:p text:style-name="P16"/>
          <text:list text:continue-numbering="true">
            <text:list-header>
              <text:p text:style-name="P15"/>
            </text:list-header>
          </text:list>
        </text:list-item>
      </text:list>
      <text:p text:style-name="P7"/>
      <text:p text:style-name="P1"/>
      <text:p text:style-name="P1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y Barcz</meta:initial-creator>
    <meta:creation-date>2011-03-27T11:06:02.34</meta:creation-date>
    <dc:date>2011-03-27T23:56:51.69</dc:date>
    <dc:creator>Marcin Harasimczuk</dc:creator>
    <meta:editing-duration>PT01H01M35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5" meta:paragraph-count="91" meta:word-count="1273" meta:character-count="8655"/>
  </office:meta>
</office:document-meta>
</file>